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3d1d" officeooo:paragraph-rsid="000b3d1d"/>
    </style:style>
    <style:style style:name="P2" style:family="paragraph" style:parent-style-name="Standard">
      <style:text-properties officeooo:rsid="000c7223" officeooo:paragraph-rsid="000c7223"/>
    </style:style>
    <style:style style:name="P3" style:family="paragraph" style:parent-style-name="Standard">
      <style:text-properties officeooo:rsid="000f74b3" officeooo:paragraph-rsid="000f74b3"/>
    </style:style>
    <style:style style:name="T1" style:family="text">
      <style:text-properties officeooo:rsid="000c7223"/>
    </style:style>
    <style:style style:name="T2" style:family="text">
      <style:text-properties officeooo:rsid="0010e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не 22, я учусь на 1 курсе магистратуры.</text:p>
      <text:p text:style-name="P1">Я мало от чего получаю удовольствие, кажется, что жизнь проходит мимо. Я трудоголик и мало отдыхаю и не умею отдыхать. Я много учусь математике, но она не приносит мне радость.</text:p>
      <text:p text:style-name="P1">В течение сентября у меня было достаточно стабильное состояние, но постепенно накапливалась усталость. Примерно с 1 октября я начал жаловаться друзьям и родственникам, что измотан. 7-8 октября состояние резко ухудшилось – мне было ужасно плохо, я испытал сильнейшее душевное страдание, какое только испытывал. <text:span text:style-name="T1">Если выражаться метафорически, мне казалось, что во мне умирает все хорошее. </text:span>Были мысли о суициде. Ничему не мог учиться, поэтому вынужденно отдыхал. Сейчас мне лучше из-за того что я немного отдохнул и выговорился подруге об этом.</text:p>
      <text:p text:style-name="P1">Я думаю, что у меня низкий базовый уровень счастья. Почти все, что я эмоционально испытываю – это грусть, скука, усталость и одиночество. Я уже привык к этому и удивился, что подруга сказала, что это повод полечиться. На самом деле я совсем не хочу покончить с собой, но думаю, что это наиболее вероятная причина моей смерти. Выгорания от того, что я много учусь и читаю, происходили несколько раз летом и наверняка еще будут происходить.</text:p>
      <text:p text:style-name="P1">У меня алекситимия, а также я плохо умею формировать социальные связи <text:span text:style-name="T1">(мне тревожно не то что знакомиться с новыми людьми, а проверять сообщения в мессенджерах от знакомых)</text:span>.</text:p>
      <text:p text:style-name="P1">С едой все нормально – ни больше, ни меньше, чем обычно; со сном тоже все нормально.</text:p>
      <text:p text:style-name="P2">Также я хотел бы обсудить возможное наличие у меня шизоидных черт характера, и какие выводы можно из этого сделать.</text:p>
      <text:p text:style-name="P2"/>
      <text:p text:style-name="P3">Бакалавриат по специальности “математика”, Факультет Математики ВШЭ, 2016-2020</text:p>
      <text:p text:style-name="P3">1 учебный год в Школе Анализа Данных, 2019-2020</text:p>
      <text:p text:style-name="P3">специализация Deep Learning, coursera, 2018</text:p>
      <text:p text:style-name="P3">Учебный курс по усилению интеллекта от Пион Медведевой, июнь-август 2020</text:p>
      <text:p text:style-name="P3"><text:span text:style-name="T2">В</text:span>оркшоп по прикладной рациональности, центр “Кочерга”, январь 2020</text:p>
      <text:p text:style-name="P3"/>
      <text:p text:style-name="P3">Почему вы хотите участвовать (не более 100 слов)<text:bookmark text:name="i71"/> *</text:p>
      <text:p text:style-name="P3">Наиболее важные внутренние ценностями для меня – это чтобы человечество не уничтожилось, и чтобы я внес большой позитивный вклад в его развитие. Я понимаю, что сейчас мир быстро и радикально меняется, и для построения карьеры я хочу иметь хорошее представление о том, каких именно значимых изменений ожидать и как в них участвовать. <text:span text:style-name="T2">Мне было бы очень интересно самому приложить руку к формированию дорожных карт будущего, а не пользоваться уже готовы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4:49:02.412830318</meta:creation-date>
    <dc:date>2020-10-11T21:18:10.477668943</dc:date>
    <meta:editing-duration>PT3H22M18S</meta:editing-duration>
    <meta:editing-cycles>1</meta:editing-cycles>
    <meta:document-statistic meta:table-count="0" meta:image-count="0" meta:object-count="0" meta:page-count="1" meta:paragraph-count="14" meta:word-count="366" meta:character-count="2376" meta:non-whitespace-character-count="2020"/>
    <meta:generator>LibreOffice/6.0.7.3$Linux_X86_64 LibreOffice_project/00m0$Build-3</meta:generator>
  </office:meta>
</office:document-meta>
</file>